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OT_TOKEN=7123456789:AAHdqTcvCH1vGWJxfSeofSzjGM9VT7bk2Tg</text:p>
      <text:p text:style-name="P1">ADMIN_CHAT_ID=9876543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